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9000000648FFA0974997D977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Grande" svg:font-family="'Lucida Grand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ＭＳ 明朝" svg:font-family="'ＭＳ 明朝'" style:font-family-generic="system" style:font-pitch="variable"/>
  </office:font-face-decls>
  <office:automatic-styles>
    <style:style style:name="Tabell1" style:family="table" style:master-page-name="First_20_Page">
      <style:table-properties style:width="16.002cm" fo:margin-left="0.138cm" fo:margin-top="0cm" fo:margin-bottom="0cm" style:page-number="auto" table:align="left" style:writing-mode="lr-tb"/>
    </style:style>
    <style:style style:name="Tabell1.A" style:family="table-column">
      <style:table-column-properties style:column-width="1.752cm"/>
    </style:style>
    <style:style style:name="Tabell1.B" style:family="table-column">
      <style:table-column-properties style:column-width="2.748cm"/>
    </style:style>
    <style:style style:name="Tabell1.C" style:family="table-column">
      <style:table-column-properties style:column-width="8.112cm"/>
    </style:style>
    <style:style style:name="Tabell1.D" style:family="table-column">
      <style:table-column-properties style:column-width="3.39cm"/>
    </style:style>
    <style:style style:name="Tabell1.1" style:family="table-row">
      <style:table-row-properties style:min-row-height="0.564cm" fo:keep-together="auto"/>
    </style:style>
    <style:style style:name="Tabell1.A1" style:family="table-cell">
      <style:table-cell-properties fo:padding-left="0.125cm" fo:padding-right="0.125cm" fo:padding-top="0cm" fo:padding-bottom="0cm" fo:border-left="0.75pt solid #000000" fo:border-right="0.75pt solid #000000" fo:border-top="0.75pt solid #000000" fo:border-bottom="none"/>
    </style:style>
    <style:style style:name="Tabell1.2" style:family="table-row">
      <style:table-row-properties style:min-row-height="1.588cm" fo:keep-together="auto"/>
    </style:style>
    <style:style style:name="Tabell1.A2" style:family="table-cell">
      <style:table-cell-properties fo:padding-left="0.125cm" fo:padding-right="0.125cm" fo:padding-top="0cm" fo:padding-bottom="0cm" fo:border-left="0.75pt solid #000000" fo:border-right="0.75pt solid #000000" fo:border-top="none" fo:border-bottom="0.75pt solid #000000"/>
    </style:style>
    <style:style style:name="Tabell1.A3" style:family="table-cell">
      <style:table-cell-properties fo:padding-left="0.125cm" fo:padding-right="0.125cm" fo:padding-top="0cm" fo:padding-bottom="0cm" fo:border-left="0.75pt solid #000000" fo:border-right="0.75pt solid #000000" fo:border-top="none" fo:border-bottom="none"/>
    </style:style>
    <style:style style:name="Tabell2" style:family="table">
      <style:table-properties style:width="16.002cm" fo:margin-left="0.136cm" fo:margin-top="0cm" fo:margin-bottom="0cm" table:align="left" style:writing-mode="lr-tb"/>
    </style:style>
    <style:style style:name="Tabell2.A" style:family="table-column">
      <style:table-column-properties style:column-width="16.002cm"/>
    </style:style>
    <style:style style:name="Tabell2.1" style:family="table-row">
      <style:table-row-properties style:min-row-height="0.564cm" fo:keep-together="auto"/>
    </style:style>
    <style:style style:name="Tabell2.A1" style:family="table-cell">
      <style:table-cell-properties fo:padding-left="0.123cm" fo:padding-right="0.123cm" fo:padding-top="0cm" fo:padding-bottom="0cm" fo:border-left="0.75pt solid #000000" fo:border-right="0.75pt solid #000000" fo:border-top="0.75pt solid #000000" fo:border-bottom="none"/>
    </style:style>
    <style:style style:name="Tabell2.2" style:family="table-row">
      <style:table-row-properties style:min-row-height="1.588cm" fo:keep-together="auto"/>
    </style:style>
    <style:style style:name="Tabell2.A2" style:family="table-cell">
      <style:table-cell-properties fo:padding-left="0.123cm" fo:padding-right="0.123cm" fo:padding-top="0cm" fo:padding-bottom="0cm" fo:border-left="0.75pt solid #000000" fo:border-right="0.75pt solid #000000" fo:border-top="none" fo:border-bottom="0.75pt solid #000000"/>
    </style:style>
    <style:style style:name="Tabell3" style:family="table">
      <style:table-properties style:width="16.002cm" fo:margin-left="0.136cm" fo:margin-top="0cm" fo:margin-bottom="0cm" table:align="left" style:writing-mode="lr-tb"/>
    </style:style>
    <style:style style:name="Tabell3.A" style:family="table-column">
      <style:table-column-properties style:column-width="16.002cm"/>
    </style:style>
    <style:style style:name="Tabell3.1" style:family="table-row">
      <style:table-row-properties style:min-row-height="0.564cm" fo:keep-together="auto"/>
    </style:style>
    <style:style style:name="Tabell3.A1" style:family="table-cell">
      <style:table-cell-properties fo:padding-left="0.123cm" fo:padding-right="0.123cm" fo:padding-top="0cm" fo:padding-bottom="0cm" fo:border-left="0.75pt solid #000000" fo:border-right="0.75pt solid #000000" fo:border-top="0.75pt solid #000000" fo:border-bottom="none"/>
    </style:style>
    <style:style style:name="Tabell3.2" style:family="table-row">
      <style:table-row-properties style:min-row-height="1.588cm" fo:keep-together="auto"/>
    </style:style>
    <style:style style:name="Tabell3.A2" style:family="table-cell">
      <style:table-cell-properties fo:padding-left="0.123cm" fo:padding-right="0.123cm" fo:padding-top="0cm" fo:padding-bottom="0cm" fo:border-left="0.75pt solid #000000" fo:border-right="0.75pt solid #000000" fo:border-top="none" fo:border-bottom="0.75pt solid #000000"/>
    </style:style>
    <style:style style:name="Tabell4" style:family="table">
      <style:table-properties style:width="16.002cm" fo:margin-left="0.136cm" fo:margin-top="0cm" fo:margin-bottom="0cm" table:align="left" style:writing-mode="lr-tb"/>
    </style:style>
    <style:style style:name="Tabell4.A" style:family="table-column">
      <style:table-column-properties style:column-width="16.002cm"/>
    </style:style>
    <style:style style:name="Tabell4.1" style:family="table-row">
      <style:table-row-properties style:min-row-height="0.564cm" fo:keep-together="auto"/>
    </style:style>
    <style:style style:name="Tabell4.A1" style:family="table-cell">
      <style:table-cell-properties fo:padding-left="0.123cm" fo:padding-right="0.123cm" fo:padding-top="0cm" fo:padding-bottom="0cm" fo:border-left="0.75pt solid #000000" fo:border-right="0.75pt solid #000000" fo:border-top="0.75pt solid #000000" fo:border-bottom="none"/>
    </style:style>
    <style:style style:name="Tabell4.2" style:family="table-row">
      <style:table-row-properties style:min-row-height="9.305cm" fo:keep-together="auto"/>
    </style:style>
    <style:style style:name="Tabell4.A2" style:family="table-cell">
      <style:table-cell-properties fo:padding-left="0.123cm" fo:padding-right="0.123cm" fo:padding-top="0cm" fo:padding-bottom="0cm" fo:border-left="0.75pt solid #000000" fo:border-right="0.75pt solid #000000" fo:border-top="none" fo:border-bottom="0.75pt solid #000000"/>
    </style:style>
    <style:style style:name="Tabell9" style:family="table">
      <style:table-properties style:width="15.981cm" fo:margin-left="0.009cm" fo:margin-top="0cm" fo:margin-bottom="0cm" table:align="left" style:writing-mode="lr-tb"/>
    </style:style>
    <style:style style:name="Tabell9.A" style:family="table-column">
      <style:table-column-properties style:column-width="3.491cm"/>
    </style:style>
    <style:style style:name="Tabell9.B" style:family="table-column">
      <style:table-column-properties style:column-width="3.75cm"/>
    </style:style>
    <style:style style:name="Tabell9.C" style:family="table-column">
      <style:table-column-properties style:column-width="8.74cm"/>
    </style:style>
    <style:style style:name="Tabell9.1" style:family="table-row">
      <style:table-row-properties fo:keep-together="always"/>
    </style:style>
    <style:style style:name="Tabell9.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orphans="0" fo:widows="0"/>
    </style:style>
    <style:style style:name="P2" style:family="paragraph" style:parent-style-name="Footer">
      <style:paragraph-properties fo:orphans="0" fo:widows="0"/>
    </style:style>
    <style:style style:name="P3" style:family="paragraph" style:parent-style-name="Comment">
      <style:paragraph-properties fo:orphans="0" fo:widows="0"/>
    </style:style>
    <style:style style:name="P4" style:family="paragraph" style:parent-style-name="Standard">
      <style:paragraph-properties fo:orphans="0" fo:widows="0"/>
    </style:style>
    <style:style style:name="P5" style:family="paragraph" style:parent-style-name="Tabellovsk">
      <style:paragraph-properties fo:orphans="0" fo:widows="0"/>
    </style:style>
    <style:style style:name="P6" style:family="paragraph" style:parent-style-name="Standard">
      <style:paragraph-properties fo:text-align="end" style:justify-single-word="false" fo:orphans="0" fo:widows="0"/>
    </style:style>
    <style:style style:name="P7" style:family="paragraph" style:parent-style-name="Footer">
      <style:paragraph-properties fo:orphans="0" fo:widows="0"/>
      <style:text-properties fo:font-size="8pt" style:font-size-asian="8pt"/>
    </style:style>
    <style:style style:name="P8" style:family="paragraph" style:parent-style-name="Footer">
      <style:paragraph-properties fo:text-align="end" style:justify-single-word="false" fo:orphans="0" fo:widows="0"/>
      <style:text-properties fo:font-size="8pt" fo:language="de" fo:country="DE" style:font-size-asian="8pt"/>
    </style:style>
    <style:style style:name="P9" style:family="paragraph" style:parent-style-name="Footer">
      <style:text-properties fo:font-size="8pt" fo:language="de" fo:country="DE" style:font-size-asian="8pt"/>
    </style:style>
    <style:style style:name="P10" style:family="paragraph" style:parent-style-name="Footer">
      <style:paragraph-properties fo:orphans="0" fo:widows="0"/>
      <style:text-properties fo:font-size="8pt" fo:language="de" fo:country="DE" style:font-size-asian="8pt"/>
    </style:style>
    <style:style style:name="P11" style:family="paragraph" style:parent-style-name="Title">
      <style:paragraph-properties fo:break-before="page"/>
    </style:style>
    <style:style style:name="P12" style:family="paragraph" style:parent-style-name="Comment">
      <style:paragraph-properties fo:margin-top="0cm" fo:margin-bottom="0.212cm" style:contextual-spacing="false" fo:text-align="start" style:justify-single-word="false" fo:orphans="2" fo:widows="2"/>
      <style:text-properties fo:font-size="10pt" style:letter-kerning="false" style:font-name-asian="Times New Roman1" style:font-size-asian="10pt" style:font-name-complex="Times New Roman1" style:font-size-complex="10pt" style:language-complex="ar" style:country-complex="SA"/>
    </style:style>
    <style:style style:name="P13" style:family="paragraph" style:parent-style-name="TabellTittel">
      <style:paragraph-properties fo:margin-top="0cm" fo:margin-bottom="0cm" style:contextual-spacing="false" fo:text-align="start" style:justify-single-word="false" fo:orphans="2" fo:widows="2"/>
      <style:text-properties fo:font-size="10pt" style:letter-kerning="false" style:font-name-asian="Times New Roman1" style:font-size-asian="10pt" style:font-name-complex="Times New Roman1" style:font-size-complex="10pt" style:language-complex="ar" style:country-complex="SA"/>
    </style:style>
    <style:style style:name="P14" style:family="paragraph" style:parent-style-name="Contents_20_2">
      <style:paragraph-properties>
        <style:tab-stops>
          <style:tab-stop style:position="1.693cm"/>
          <style:tab-stop style:position="15.981cm" style:type="right" style:leader-style="dotted" style:leader-text="."/>
        </style:tab-stops>
      </style:paragraph-properties>
    </style:style>
    <style:style style:name="P15" style:family="paragraph" style:parent-style-name="Standard">
      <style:paragraph-properties fo:text-align="center" style:justify-single-word="false" fo:orphans="0" fo:widows="0"/>
    </style:style>
    <style:style style:name="P16" style:family="paragraph" style:parent-style-name="Standard">
      <style:text-properties fo:language="de" fo:country="DE"/>
    </style:style>
    <style:style style:name="P17" style:family="paragraph" style:parent-style-name="Standard">
      <style:paragraph-properties fo:orphans="0" fo:widows="0"/>
      <style:text-properties officeooo:rsid="00099273" officeooo:paragraph-rsid="00099273"/>
    </style:style>
    <style:style style:name="P18" style:family="paragraph" style:parent-style-name="Standard">
      <style:paragraph-properties fo:text-align="center" style:justify-single-word="false" fo:orphans="0" fo:widows="0"/>
      <style:text-properties officeooo:rsid="00099273" officeooo:paragraph-rsid="00099273"/>
    </style:style>
    <style:style style:name="P19" style:family="paragraph" style:parent-style-name="Comment" style:list-style-name="WWNum15"/>
    <style:style style:name="P20" style:family="paragraph" style:parent-style-name="Comment">
      <style:text-properties fo:language="en" fo:country="US" officeooo:rsid="000abc4a" officeooo:paragraph-rsid="000c2dd3"/>
    </style:style>
    <style:style style:name="P21" style:family="paragraph" style:parent-style-name="Comment">
      <style:text-properties officeooo:paragraph-rsid="000c2dd3"/>
    </style:style>
    <style:style style:name="P22" style:family="paragraph" style:parent-style-name="Definition">
      <style:text-properties fo:language="en" fo:country="US"/>
    </style:style>
    <style:style style:name="P23" style:family="paragraph" style:parent-style-name="Definition">
      <style:text-properties fo:language="en" fo:country="US" officeooo:rsid="000a6c23" officeooo:paragraph-rsid="000a6c23"/>
    </style:style>
    <style:style style:name="P24" style:family="paragraph" style:parent-style-name="Definition">
      <style:text-properties fo:language="en" fo:country="US" officeooo:rsid="000abc4a" officeooo:paragraph-rsid="000abc4a"/>
    </style:style>
    <style:style style:name="P25" style:family="paragraph" style:parent-style-name="Footer">
      <style:paragraph-properties fo:orphans="0" fo:widows="0"/>
      <style:text-properties fo:font-size="8pt" fo:language="de" fo:country="DE" style:font-size-asian="8pt"/>
    </style:style>
    <style:style style:name="P26" style:family="paragraph" style:parent-style-name="Heading_20_1" style:master-page-name="Converted1">
      <style:paragraph-properties fo:margin-left="0.76cm" fo:margin-right="0cm" fo:text-indent="-0.76cm" style:auto-text-indent="false" style:page-number="1"/>
    </style:style>
    <style:style style:name="P27" style:family="paragraph" style:parent-style-name="Heading_20_1">
      <style:paragraph-properties fo:margin-left="0.76cm" fo:margin-right="0cm" fo:text-indent="-0.76cm" style:auto-text-indent="false"/>
    </style:style>
    <style:style style:name="P28" style:family="paragraph" style:parent-style-name="References" style:list-style-name="WWNum12"/>
    <style:style style:name="P29" style:family="paragraph" style:parent-style-name="Standard">
      <style:paragraph-properties fo:text-align="center" style:justify-single-word="false"/>
      <style:text-properties fo:font-style="italic" style:font-style-asian="italic"/>
    </style:style>
    <style:style style:name="P30" style:family="paragraph" style:parent-style-name="Text_20_body">
      <style:text-properties fo:font-weight="bold" style:font-weight-asian="bold" style:font-weight-complex="bold"/>
    </style:style>
    <style:style style:name="T1" style:family="text">
      <style:text-properties fo:font-size="8pt" fo:language="de" fo:country="DE" style:font-size-asian="8pt"/>
    </style:style>
    <style:style style:name="T2" style:family="text">
      <style:text-properties style:font-name="Cambria" fo:font-size="12pt" fo:language="en" fo:country="NO" style:font-name-asian="ＭＳ 明朝" style:font-size-asian="12pt" style:language-asian="en" style:country-asian="GB" style:font-size-complex="12pt"/>
    </style:style>
    <style:style style:name="T3" style:family="text">
      <style:text-properties text:display="true"/>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officeooo:rsid="000a6c23"/>
    </style:style>
    <style:style style:name="T7" style:family="text">
      <style:text-properties officeooo:rsid="000c2dd3"/>
    </style:style>
    <style:style style:name="T8" style:family="text"/>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1" table:style-name="Tabell1">
        <table:table-column table:style-name="Tabell1.A"/>
        <table:table-column table:style-name="Tabell1.B"/>
        <table:table-column table:style-name="Tabell1.C"/>
        <table:table-column table:style-name="Tabell1.D"/>
        <table:table-header-rows>
          <table:table-row table:style-name="Tabell1.1">
            <table:table-cell table:style-name="Tabell1.A1" table:number-columns-spanned="4" office:value-type="string">
              <text:p text:style-name="P5">Kandidatnummer(e)/Navn:</text:p>
            </table:table-cell>
            <table:covered-table-cell/>
            <table:covered-table-cell/>
            <table:covered-table-cell/>
          </table:table-row>
          <table:table-row table:style-name="Tabell1.2">
            <table:table-cell table:style-name="Tabell1.A2" table:number-columns-spanned="4" office:value-type="string">
              <text:p text:style-name="P4"><text:bookmark text:name="Forfatter2"/></text:p>
            </table:table-cell>
            <table:covered-table-cell/>
            <table:covered-table-cell/>
            <table:covered-table-cell/>
          </table:table-row>
        </table:table-header-rows>
        <table:table-row table:style-name="Tabell1.1">
          <table:table-cell table:style-name="Tabell1.A3" office:value-type="string">
            <text:p text:style-name="P5"><text:bookmark text:name="Veileder"/>Dato:</text:p>
          </table:table-cell>
          <table:table-cell table:style-name="Tabell1.A3" office:value-type="string">
            <text:p text:style-name="P5">Fagkode:</text:p>
          </table:table-cell>
          <table:table-cell table:style-name="Tabell1.A3" office:value-type="string">
            <text:p text:style-name="P5">Studium:</text:p>
          </table:table-cell>
          <table:table-cell table:style-name="Tabell1.A3" office:value-type="string">
            <text:p text:style-name="P5">Ant sider/bilag:</text:p>
          </table:table-cell>
        </table:table-row>
        <table:table-row table:style-name="Tabell1.1">
          <table:table-cell table:style-name="Tabell1.A2" office:value-type="string">
            <text:p text:style-name="P4"><text:bookmark text:name="Oppgavenr2"/></text:p>
          </table:table-cell>
          <table:table-cell table:style-name="Tabell1.A2" office:value-type="string">
            <text:p text:style-name="P17">IDATT2001</text:p>
          </table:table-cell>
          <table:table-cell table:style-name="Tabell1.A2" office:value-type="string">
            <text:p text:style-name="P18"><text:bookmark text:name="Studie"/><text:bookmark text:name="Versjonsnr"/>Dataingeniør, BIDATA<text:bookmark-start text:name="Sider"/></text:p>
          </table:table-cell>
          <table:table-cell table:style-name="Tabell1.A2" office:value-type="string">
            <text:p text:style-name="P15"><text:bookmark-end text:name="Sider"/><text:page-count>6</text:page-count><text:s/>/ </text:p>
          </table:table-cell>
        </table:table-row>
      </table:table>
      <text:p text:style-name="Standard"/>
      <table:table table:name="Tabell2" table:style-name="Tabell2">
        <table:table-column table:style-name="Tabell2.A"/>
        <table:table-row table:style-name="Tabell2.1">
          <table:table-cell table:style-name="Tabell2.A1" office:value-type="string">
            <text:p text:style-name="P5">Faglærer(e) :</text:p>
          </table:table-cell>
        </table:table-row>
        <table:table-row table:style-name="Tabell2.2">
          <table:table-cell table:style-name="Tabell2.A2" office:value-type="string">
            <text:p text:style-name="P17">Atle Olsø</text:p>
            <text:p text:style-name="P17">Majid Rouhani</text:p>
            <text:p text:style-name="P4"/>
          </table:table-cell>
        </table:table-row>
      </table:table>
      <text:p text:style-name="Standard"/>
      <text:p text:style-name="Standard"/>
      <table:table table:name="Tabell3" table:style-name="Tabell3">
        <table:table-column table:style-name="Tabell3.A"/>
        <table:table-row table:style-name="Tabell3.1">
          <table:table-cell table:style-name="Tabell3.A1" office:value-type="string">
            <text:p text:style-name="P5">Tittel :</text:p>
          </table:table-cell>
        </table:table-row>
        <table:table-row table:style-name="Tabell3.2">
          <table:table-cell table:style-name="Tabell3.A2" office:value-type="string">
            <text:p text:style-name="P17"><text:bookmark text:name="Tittel2"/>Paths<text:line-break/>Project Report for Folder Assessement, IDATT2001, Spring Semester 2023</text:p>
            <text:p text:style-name="P4"/>
          </table:table-cell>
        </table:table-row>
      </table:table>
      <text:p text:style-name="Standard"/>
      <text:p text:style-name="Standard"/>
      <table:table table:name="Tabell4" table:style-name="Tabell4">
        <table:table-column table:style-name="Tabell4.A"/>
        <table:table-row table:style-name="Tabell4.1">
          <table:table-cell table:style-name="Tabell4.A1" office:value-type="string">
            <text:p text:style-name="P5">Sammendrag:</text:p>
          </table:table-cell>
        </table:table-row>
        <table:table-row table:style-name="Tabell4.2">
          <table:table-cell table:style-name="Tabell4.A2" office:value-type="string">
            <text:p text:style-name="P4"><text:bookmark text:name="Sammendrag"/></text:p>
            <text:p text:style-name="P3">En kort oversikt over hva denne rapporten handler om, de viktigste resultatene og konklusjonene.</text:p>
            <text:p text:style-name="P3">De fleste vil lese dette sammendraget for å vurdere om det er interessant nok til å sette seg ned og lese hele rapporten. Bruk derfor god tid på å formulere sammendraget på en slik måte at du trigger leseren sin interesse til å lese hele rapporten.</text:p>
            <text:p text:style-name="P3">Sammendraget skal kunne leses isolert, uten at man behøver å ha kjennskap til rapporten forøvrig.</text:p>
          </table:table-cell>
        </table:table-row>
      </table:table>
      <text:p text:style-name="Standard"/>
      <text:p text:style-name="P16"/>
      <text:p text:style-name="P16"/>
      <text:p text:style-name="P29">Denne oppgaven er en besvarelse utført av student(er) ved NTNU.</text:p>
      <text:p text:style-name="P11">INNHOLD</text:p>
      <text:p text:style-name="Title"/>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25984985" text:style-name="Index_20_Link" text:visited-style-name="Index_20_Link">1</text:a><text:a xlink:type="simple" xlink:href="#_Toc125984985" text:style-name="Index_20_Link" text:visited-style-name="Index_20_Link"><text:span text:style-name="T2"><text:tab/></text:span></text:a><text:a xlink:type="simple" xlink:href="#_Toc125984985" text:style-name="Index_20_Link" text:visited-style-name="Index_20_Link">Sammendrag</text:a><text:a xlink:type="simple" xlink:href="#_Toc125984985" text:style-name="Index_20_Link" text:visited-style-name="Index_20_Link"><text:span text:style-name="T3"><text:tab/>1</text:span></text:a></text:p>
          <text:p text:style-name="Contents_20_1"><text:a xlink:type="simple" xlink:href="#_Toc125984986" text:style-name="Index_20_Link" text:visited-style-name="Index_20_Link">2</text:a><text:a xlink:type="simple" xlink:href="#_Toc125984986" text:style-name="Index_20_Link" text:visited-style-name="Index_20_Link"><text:span text:style-name="T2"><text:tab/></text:span></text:a><text:a xlink:type="simple" xlink:href="#_Toc125984986" text:style-name="Index_20_Link" text:visited-style-name="Index_20_Link">Begreper og forkortelser</text:a><text:a xlink:type="simple" xlink:href="#_Toc125984986" text:style-name="Index_20_Link" text:visited-style-name="Index_20_Link"><text:span text:style-name="T3"><text:tab/>1</text:span></text:a></text:p>
          <text:p text:style-name="Contents_20_1"><text:a xlink:type="simple" xlink:href="#_Toc125984987" text:style-name="Index_20_Link" text:visited-style-name="Index_20_Link">3</text:a><text:a xlink:type="simple" xlink:href="#_Toc125984987" text:style-name="Index_20_Link" text:visited-style-name="Index_20_Link"><text:span text:style-name="T2"><text:tab/></text:span></text:a><text:a xlink:type="simple" xlink:href="#_Toc125984987" text:style-name="Index_20_Link" text:visited-style-name="Index_20_Link">Introduksjon</text:a><text:a xlink:type="simple" xlink:href="#_Toc125984987" text:style-name="Index_20_Link" text:visited-style-name="Index_20_Link"><text:span text:style-name="T3"><text:tab/>1</text:span></text:a></text:p>
          <text:p text:style-name="P14"><text:a xlink:type="simple" xlink:href="#_Toc125984988" text:style-name="Index_20_Link" text:visited-style-name="Index_20_Link">3.1</text:a><text:a xlink:type="simple" xlink:href="#_Toc125984988" text:style-name="Index_20_Link" text:visited-style-name="Index_20_Link"><text:span text:style-name="T2"><text:tab/></text:span></text:a><text:a xlink:type="simple" xlink:href="#_Toc125984988" text:style-name="Index_20_Link" text:visited-style-name="Index_20_Link">Bakgrunn</text:a><text:a xlink:type="simple" xlink:href="#_Toc125984988" text:style-name="Index_20_Link" text:visited-style-name="Index_20_Link"><text:span text:style-name="T3"><text:tab/>1</text:span></text:a></text:p>
          <text:p text:style-name="P14"><text:a xlink:type="simple" xlink:href="#_Toc125984989" text:style-name="Index_20_Link" text:visited-style-name="Index_20_Link">3.2</text:a><text:a xlink:type="simple" xlink:href="#_Toc125984989" text:style-name="Index_20_Link" text:visited-style-name="Index_20_Link"><text:span text:style-name="T2"><text:tab/></text:span></text:a><text:a xlink:type="simple" xlink:href="#_Toc125984989" text:style-name="Index_20_Link" text:visited-style-name="Index_20_Link">Avgrensninger</text:a><text:a xlink:type="simple" xlink:href="#_Toc125984989" text:style-name="Index_20_Link" text:visited-style-name="Index_20_Link"><text:span text:style-name="T3"><text:tab/>1</text:span></text:a></text:p>
          <text:p text:style-name="P14"><text:a xlink:type="simple" xlink:href="#_Toc125984990" text:style-name="Index_20_Link" text:visited-style-name="Index_20_Link">3.3</text:a><text:a xlink:type="simple" xlink:href="#_Toc125984990" text:style-name="Index_20_Link" text:visited-style-name="Index_20_Link"><text:span text:style-name="T2"><text:tab/></text:span></text:a><text:a xlink:type="simple" xlink:href="#_Toc125984990" text:style-name="Index_20_Link" text:visited-style-name="Index_20_Link">Begreper/Ordliste</text:a><text:a xlink:type="simple" xlink:href="#_Toc125984990" text:style-name="Index_20_Link" text:visited-style-name="Index_20_Link"><text:span text:style-name="T3"><text:tab/>1</text:span></text:a></text:p>
          <text:p text:style-name="Contents_20_1"><text:a xlink:type="simple" xlink:href="#_Toc125984991" text:style-name="Index_20_Link" text:visited-style-name="Index_20_Link">4</text:a><text:a xlink:type="simple" xlink:href="#_Toc125984991" text:style-name="Index_20_Link" text:visited-style-name="Index_20_Link"><text:span text:style-name="T2"><text:tab/></text:span></text:a><text:a xlink:type="simple" xlink:href="#_Toc125984991" text:style-name="Index_20_Link" text:visited-style-name="Index_20_Link">Teori</text:a><text:a xlink:type="simple" xlink:href="#_Toc125984991" text:style-name="Index_20_Link" text:visited-style-name="Index_20_Link"><text:span text:style-name="T3"><text:tab/>2</text:span></text:a></text:p>
          <text:p text:style-name="Contents_20_1"><text:a xlink:type="simple" xlink:href="#_Toc125984992" text:style-name="Index_20_Link" text:visited-style-name="Index_20_Link">5</text:a><text:a xlink:type="simple" xlink:href="#_Toc125984992" text:style-name="Index_20_Link" text:visited-style-name="Index_20_Link"><text:span text:style-name="T2"><text:tab/></text:span></text:a><text:a xlink:type="simple" xlink:href="#_Toc125984992" text:style-name="Index_20_Link" text:visited-style-name="Index_20_Link">Kravspesifikasjon</text:a><text:a xlink:type="simple" xlink:href="#_Toc125984992" text:style-name="Index_20_Link" text:visited-style-name="Index_20_Link"><text:span text:style-name="T3"><text:tab/>2</text:span></text:a></text:p>
          <text:p text:style-name="Contents_20_1"><text:a xlink:type="simple" xlink:href="#_Toc125984993" text:style-name="Index_20_Link" text:visited-style-name="Index_20_Link">6</text:a><text:a xlink:type="simple" xlink:href="#_Toc125984993" text:style-name="Index_20_Link" text:visited-style-name="Index_20_Link"><text:span text:style-name="T2"><text:tab/></text:span></text:a><text:a xlink:type="simple" xlink:href="#_Toc125984993" text:style-name="Index_20_Link" text:visited-style-name="Index_20_Link">Teknisk Design</text:a><text:a xlink:type="simple" xlink:href="#_Toc125984993" text:style-name="Index_20_Link" text:visited-style-name="Index_20_Link"><text:span text:style-name="T3"><text:tab/>2</text:span></text:a></text:p>
          <text:p text:style-name="Contents_20_1"><text:a xlink:type="simple" xlink:href="#_Toc125984994" text:style-name="Index_20_Link" text:visited-style-name="Index_20_Link">7</text:a><text:a xlink:type="simple" xlink:href="#_Toc125984994" text:style-name="Index_20_Link" text:visited-style-name="Index_20_Link"><text:span text:style-name="T2"><text:tab/></text:span></text:a><text:a xlink:type="simple" xlink:href="#_Toc125984994" text:style-name="Index_20_Link" text:visited-style-name="Index_20_Link">Utviklingsprosess</text:a><text:a xlink:type="simple" xlink:href="#_Toc125984994" text:style-name="Index_20_Link" text:visited-style-name="Index_20_Link"><text:span text:style-name="T3"><text:tab/>2</text:span></text:a></text:p>
          <text:p text:style-name="Contents_20_1"><text:a xlink:type="simple" xlink:href="#_Toc125984995" text:style-name="Index_20_Link" text:visited-style-name="Index_20_Link">8</text:a><text:a xlink:type="simple" xlink:href="#_Toc125984995" text:style-name="Index_20_Link" text:visited-style-name="Index_20_Link"><text:span text:style-name="T2"><text:tab/></text:span></text:a><text:a xlink:type="simple" xlink:href="#_Toc125984995" text:style-name="Index_20_Link" text:visited-style-name="Index_20_Link">Implementasjon</text:a><text:a xlink:type="simple" xlink:href="#_Toc125984995" text:style-name="Index_20_Link" text:visited-style-name="Index_20_Link"><text:span text:style-name="T3"><text:tab/>3</text:span></text:a></text:p>
          <text:p text:style-name="Contents_20_1"><text:a xlink:type="simple" xlink:href="#_Toc125984996" text:style-name="Index_20_Link" text:visited-style-name="Index_20_Link">9</text:a><text:a xlink:type="simple" xlink:href="#_Toc125984996" text:style-name="Index_20_Link" text:visited-style-name="Index_20_Link"><text:span text:style-name="T2"><text:tab/></text:span></text:a><text:a xlink:type="simple" xlink:href="#_Toc125984996" text:style-name="Index_20_Link" text:visited-style-name="Index_20_Link">Testing</text:a><text:a xlink:type="simple" xlink:href="#_Toc125984996" text:style-name="Index_20_Link" text:visited-style-name="Index_20_Link"><text:span text:style-name="T3"><text:tab/>3</text:span></text:a></text:p>
          <text:p text:style-name="Contents_20_1"><text:a xlink:type="simple" xlink:href="#_Toc125984997" text:style-name="Index_20_Link" text:visited-style-name="Index_20_Link">10</text:a><text:a xlink:type="simple" xlink:href="#_Toc125984997" text:style-name="Index_20_Link" text:visited-style-name="Index_20_Link"><text:span text:style-name="T2"><text:tab/></text:span></text:a><text:a xlink:type="simple" xlink:href="#_Toc125984997" text:style-name="Index_20_Link" text:visited-style-name="Index_20_Link">Utrulling til sluttbruker (deployment)</text:a><text:a xlink:type="simple" xlink:href="#_Toc125984997" text:style-name="Index_20_Link" text:visited-style-name="Index_20_Link"><text:span text:style-name="T3"><text:tab/>3</text:span></text:a></text:p>
          <text:p text:style-name="Contents_20_1"><text:a xlink:type="simple" xlink:href="#_Toc125984998" text:style-name="Index_20_Link" text:visited-style-name="Index_20_Link">11</text:a><text:a xlink:type="simple" xlink:href="#_Toc125984998" text:style-name="Index_20_Link" text:visited-style-name="Index_20_Link"><text:span text:style-name="T2"><text:tab/></text:span></text:a><text:a xlink:type="simple" xlink:href="#_Toc125984998" text:style-name="Index_20_Link" text:visited-style-name="Index_20_Link">Drøfting</text:a><text:a xlink:type="simple" xlink:href="#_Toc125984998" text:style-name="Index_20_Link" text:visited-style-name="Index_20_Link"><text:span text:style-name="T3"><text:tab/>3</text:span></text:a></text:p>
          <text:p text:style-name="Contents_20_1"><text:a xlink:type="simple" xlink:href="#_Toc125984999" text:style-name="Index_20_Link" text:visited-style-name="Index_20_Link">12</text:a><text:a xlink:type="simple" xlink:href="#_Toc125984999" text:style-name="Index_20_Link" text:visited-style-name="Index_20_Link"><text:span text:style-name="T2"><text:tab/></text:span></text:a><text:a xlink:type="simple" xlink:href="#_Toc125984999" text:style-name="Index_20_Link" text:visited-style-name="Index_20_Link">Konklusjon - Erfaring</text:a><text:a xlink:type="simple" xlink:href="#_Toc125984999" text:style-name="Index_20_Link" text:visited-style-name="Index_20_Link"><text:span text:style-name="T3"><text:tab/>3</text:span></text:a></text:p>
          <text:p text:style-name="Contents_20_1"><text:a xlink:type="simple" xlink:href="#_Toc125985000" text:style-name="Index_20_Link" text:visited-style-name="Index_20_Link">13</text:a><text:a xlink:type="simple" xlink:href="#_Toc125985000" text:style-name="Index_20_Link" text:visited-style-name="Index_20_Link"><text:span text:style-name="T2"><text:tab/></text:span></text:a><text:a xlink:type="simple" xlink:href="#_Toc125985000" text:style-name="Index_20_Link" text:visited-style-name="Index_20_Link">Referanser</text:a><text:a xlink:type="simple" xlink:href="#_Toc125985000" text:style-name="Index_20_Link" text:visited-style-name="Index_20_Link"><text:span text:style-name="T3"><text:tab/>4</text:span></text:a></text:p>
          <text:p text:style-name="Contents_20_1"><text:a xlink:type="simple" xlink:href="#_Toc125985001" text:style-name="Index_20_Link" text:visited-style-name="Index_20_Link">14</text:a><text:a xlink:type="simple" xlink:href="#_Toc125985001" text:style-name="Index_20_Link" text:visited-style-name="Index_20_Link"><text:span text:style-name="T2"><text:tab/></text:span></text:a><text:a xlink:type="simple" xlink:href="#_Toc125985001" text:style-name="Index_20_Link" text:visited-style-name="Index_20_Link">Vedlegg</text:a><text:a xlink:type="simple" xlink:href="#_Toc125985001" text:style-name="Index_20_Link" text:visited-style-name="Index_20_Link"><text:span text:style-name="T3"><text:tab/>4</text:span></text:a></text:p>
        </text:index-body>
      </text:table-of-content>
      <text:p text:style-name="Title">Figurliste</text:p>
      <text:illustration-index text:style-name="Sect1" text:protected="true" text:name="Figurliste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Fant ingen figurlisteoppføringer.</text:p>
        </text:index-body>
      </text:illustration-index>
      <text:p text:style-name="Title">Tabelliste</text:p>
      <text:illustration-index text:style-name="Sect1" text:protected="true" text:name="Figurliste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0">Fant ingen figurlisteoppføringer.</text:p>
        </text:index-body>
      </text:illustration-index>
      <text:p text:style-name="Comment"/>
      <text:p text:style-name="Comment">[Denne rapporten inneholder ferdigdefinerte <text:span text:style-name="T4">stiler</text:span> som du/dere kan benytte for de mest vanlige avsnittene. Følgende stiler er definert:</text:p>
      <text:p text:style-name="Comment">Heading 1/Overskrift 1<text:tab/>Overskrift på nivå 1</text:p>
      <text:p text:style-name="Comment">Heading 2/Overskrift 2<text:tab/>Overskrift på nivå 2</text:p>
      <text:p text:style-name="Comment">Heading 3/Overskrift 3<text:tab/>Overskrift på nivå 3</text:p>
      <text:p text:style-name="Comment">Brødtekst<text:tab/>Standard tekst i et avsnitt. Benytt denne for all ”vanlig” tekst</text:p>
      <text:p text:style-name="Comment">Definition<text:tab/>Benyttes hovedsakelig i avsnittet ”TERMINOLOGI”</text:p>
      <text:p text:style-name="Comment">References<text:tab/>Benyttes i REFERANSER-avsnittet.</text:p>
      <text:p text:style-name="Comment">Comment<text:tab/>Denne grønne teksten. Fjern all tekst av denne typen i rapporten.]</text:p>
      <text:p text:style-name="Text_20_body"/>
      <text:p text:style-name="Text_20_body"/>
      <text:p text:style-name="Text_20_body"/>
      <text:h text:style-name="P26" text:outline-level="1"><text:bookmark-start text:name="_Toc125984985"/><text:bookmark-start text:name="_Ref125375208"/>S<text:bookmark-end text:name="_Ref125375208"/>ammendrag<text:bookmark-end text:name="_Toc125984985"/></text:h>
      <text:p text:style-name="Comment">[Samme tekst som på forsiden.</text:p>
      <text:p text:style-name="Comment">En kort oversikt over hva denne rapporten handler om, de viktigste resultatene og konklusjonene.</text:p>
      <text:p text:style-name="Comment">De fleste vil lese dette sammendraget for å vurdere om det er interessant nok til å sette seg ned og lese hele rapporten. Bruk derfor god tid på å formulere sammendraget på en slik måte at du trigger leseren sin interesse til å lese hele rapporten.</text:p>
      <text:p text:style-name="Comment">Sammendraget skal kunne leses isolert, uten at man behøver å ha kjennskap til rapporten forøvrig.]</text:p>
      <text:h text:style-name="P27" text:outline-level="1"><text:bookmark-start text:name="_Toc125984986"/>Begreper og forkortelser<text:bookmark-end text:name="_Toc125984986"/></text:h>
      <text:p text:style-name="Comment">[Definisjoner, begreper og symboler som kan være ukjente for leseren. (Bruk stilen ”Definition”, som vist nedenfor). Utelat dette kapittelet dersom du ikke anvender begreper og symboler som det er behov for å definere.<text:line-break/>NB! Ta med kun begreper og forkortelser som du <text:span text:style-name="T4">faktisk</text:span> benytter i rapporten!]</text:p>
      <text:p text:style-name="P22">UML<text:tab/>Unified Modeling Language</text:p>
      <text:p text:style-name="P22">UP<text:tab/>Unified Process</text:p>
      <text:p text:style-name="P22">OOP<text:tab/><text:span text:style-name="T6">Object Oriented Programming</text:span></text:p>
      <text:p text:style-name="P23">JVM<text:tab/>Java Virtual Machine</text:p>
      <text:p text:style-name="P23">JavaFX<text:tab/>Toolkit for Java Graphical Interface</text:p>
      <text:p text:style-name="P23">OpenJFX<text:tab/>Toolkit for Java Graphical Interface</text:p>
      <text:p text:style-name="P23">Maven<text:tab/>Toolkit for xyz</text:p>
      <text:p text:style-name="P23">JUnit<text:tab/>Toolkit for Java Unit testing</text:p>
      <text:p text:style-name="P24">RPG<text:tab/>Role-Playing Game</text:p>
      <text:p text:style-name="P24">D&amp;D<text:tab/>Dungeons &amp; Dragons</text:p>
      <text:p text:style-name="P24"/>
      <text:p text:style-name="P24"/>
      <text:p text:style-name="P21">[Når man utvikler programvare for en kunde, er det viktig å etablere en felles forståelse for begreper/terminologi/ord som benyttes <text:span text:style-name="T4">av kunden</text:span>. Det er derfor svært vanlig å lage en "ordliste" og/eller en "Domene modell". Denne ordlisten er også et svært godt utgangspunkt for å finne frem til hvilke mulige <text:span text:style-name="T4">klasser</text:span> det kan være aktuelt å implementere i løsningen når denne skal utvikles. Bruk tid på denne slik at du har en god forståelse for begrepene.</text:p>
      <text:p text:style-name="P20">Her kan mang også bruke klasse-diagramer for å illustrere hvordan <text:span text:style-name="T4">begreper</text:span> henger sammen. NB! Klasser i dette diagrammet er <text:span text:style-name="T4">ikke</text:span> klassene du har valgt å implementere i prosjektet.]</text:p>
      <text:p text:style-name="P24"/>
      <text:h text:style-name="P27" text:outline-level="1"><text:bookmark-start text:name="_Ref125375282"/><text:bookmark-start text:name="_Toc125984987"/><text:bookmark-start text:name="_Ref125375270"/>Introduksjon<text:bookmark-end text:name="_Ref125375282"/><text:bookmark-end text:name="_Toc125984987"/><text:bookmark-end text:name="_Ref125375270"/></text:h>
      <text:h text:style-name="Heading_20_2" text:outline-level="2"><text:bookmark-start text:name="_Toc125984988"/>Bakgrunn<text:bookmark-end text:name="_Toc125984988"/></text:h>
      <text:p text:style-name="Comment">[Dette er første kapitlet i den faglige rapporten. <text:s/>Det bør behandle bakgrunnen for oppgaven, eventuell oppdragsgiver, problemstillingen og/eller oppgaven som skal løses. Det er også viktig å beskrive hva som <text:span text:style-name="T4">ikke </text:span>skal løses (altså systemavgrensninger).]</text:p>
      <text:h text:style-name="Heading_20_2" text:outline-level="2"><text:bookmark-start text:name="_Toc125984989"/>Avgrensninger<text:bookmark-end text:name="_Toc125984989"/></text:h>
      <text:p text:style-name="Comment">[Er det gitt noen avgrensninger/begrensninger i oppgaven? Beskriv i så fall disse her. Avgrensninger kan f.eks. være teknologier dere <text:span text:style-name="T4">må</text:span> bruke, el.l. Dersom prosjektet ikke har noen avgrensninger, kan dette kapittelet utelates.]</text:p>
      <text:h text:style-name="Heading_20_2" text:outline-level="2"><text:bookmark-start text:name="_Toc125984990"/>Begreper/Ordliste<text:bookmark-end text:name="_Toc125984990"/></text:h>
      <text:p text:style-name="P21"><text:span text:style-name="T7">Moved to 2</text:span></text:p>
      <table:table table:name="Tabell9" table:style-name="Tabell9">
        <table:table-column table:style-name="Tabell9.A"/>
        <table:table-column table:style-name="Tabell9.B"/>
        <table:table-column table:style-name="Tabell9.C"/>
        <table:table-header-rows>
          <text:soft-page-break/>
          <table:table-row table:style-name="Tabell9.1">
            <table:table-cell table:style-name="Tabell9.A1" office:value-type="string">
              <text:p text:style-name="P13">Begrep<text:line-break/>(Norsk)</text:p>
            </table:table-cell>
            <table:table-cell table:style-name="Tabell9.A1" office:value-type="string">
              <text:p text:style-name="P13">Begrep<text:line-break/>(Engelsk)</text:p>
            </table:table-cell>
            <table:table-cell table:style-name="Tabell9.A1" office:value-type="string">
              <text:p text:style-name="P13">Betyding/beskrivelse</text:p>
            </table:table-cell>
          </table:table-row>
        </table:table-header-rows>
        <table:table-row table:style-name="Tabell9.1">
          <table:table-cell table:style-name="Tabell9.A1" office:value-type="string">
            <text:p text:style-name="P12">Produkt</text:p>
          </table:table-cell>
          <table:table-cell table:style-name="Tabell9.A1" office:value-type="string">
            <text:p text:style-name="P12">Product</text:p>
          </table:table-cell>
          <table:table-cell table:style-name="Tabell9.A1" office:value-type="string">
            <text:p text:style-name="P12">Varehuset skal håndtere produkter inn og ut av et lager</text:p>
          </table:table-cell>
        </table:table-row>
        <table:table-row table:style-name="Tabell9.1">
          <table:table-cell table:style-name="Tabell9.A1" office:value-type="string">
            <text:p text:style-name="P12">Lager</text:p>
          </table:table-cell>
          <table:table-cell table:style-name="Tabell9.A1" office:value-type="string">
            <text:p text:style-name="P12">Storage</text:p>
          </table:table-cell>
          <table:table-cell table:style-name="Tabell9.A1" office:value-type="string">
            <text:p text:style-name="P12">....</text:p>
          </table:table-cell>
        </table:table-row>
        <table:table-row table:style-name="Tabell9.1">
          <table:table-cell table:style-name="Tabell9.A1" office:value-type="string">
            <text:p text:style-name="P12">Konto</text:p>
          </table:table-cell>
          <table:table-cell table:style-name="Tabell9.A1" office:value-type="string">
            <text:p text:style-name="P12">Account</text:p>
          </table:table-cell>
          <table:table-cell table:style-name="Tabell9.A1" office:value-type="string">
            <text:p text:style-name="P12">En konto til en kunde i banken. En konto kan ha en balanse, og man kan sette penger inn eller ta ut penger fra konto</text:p>
          </table:table-cell>
        </table:table-row>
        <table:table-row table:style-name="Tabell9.1">
          <table:table-cell table:style-name="Tabell9.A1" office:value-type="string">
            <text:p text:style-name="P12">Transaksjon</text:p>
          </table:table-cell>
          <table:table-cell table:style-name="Tabell9.A1" office:value-type="string">
            <text:p text:style-name="P12">Transaction</text:p>
          </table:table-cell>
          <table:table-cell table:style-name="Tabell9.A1" office:value-type="string">
            <text:p text:style-name="P12">Når et beløp tas ut av en konto og føres inn på en annen konto, utføres en <text:span text:style-name="T4">transaksjon</text:span>. En transaksjon har en dato, en tid, hvilken konto beløpet trekkes fra, hvilken konto beløpet overføres til, samt beløpet.</text:p>
          </table:table-cell>
        </table:table-row>
        <table:table-row table:style-name="Tabell9.1">
          <table:table-cell table:style-name="Tabell9.A1" office:value-type="string">
            <text:p text:style-name="P12"/>
          </table:table-cell>
          <table:table-cell table:style-name="Tabell9.A1" office:value-type="string">
            <text:p text:style-name="P12"/>
          </table:table-cell>
          <table:table-cell table:style-name="Tabell9.A1" office:value-type="string">
            <text:p text:style-name="P12"/>
          </table:table-cell>
        </table:table-row>
      </table:table>
      <text:p text:style-name="Comment"/>
      <text:h text:style-name="P27" text:outline-level="1"><text:bookmark-start text:name="_Ref125374860"/><text:bookmark-start text:name="_Ref125374869"/><text:bookmark-start text:name="_Ref125375184"/><text:bookmark-start text:name="_Toc125984991"/>Teori<text:bookmark-end text:name="_Toc125984991"/></text:h>
      <text:p text:style-name="Comment">[Her beskriver du de <text:span text:style-name="T4">teoriene</text:span> og <text:span text:style-name="T4">beste praksiser</text:span> som man benytter på generelt grunnlag ved utvikling av en programvare, som kobling, cohesion, SOLID osv.</text:p>
      <text:p text:style-name="Comment">Når du senere skal skrive drøfting og konklusjon, må du henvise tilbake til dette kapittelet og svare på om løsningen du har levert er løst i henhold til disse. Unngå å beskrive om grunnleggende teorier som «hva er OOP», «Programmeinringsspråket Java» osv.]</text:p>
      <text:h text:style-name="P27" text:outline-level="1"><text:bookmark-start text:name="_Toc125984992"/><text:bookmark-start text:name="_Ref125975861"/>Kravspesifikasjon<text:bookmark-end text:name="_Toc125984992"/><text:bookmark-end text:name="_Ref125975861"/></text:h>
      <text:p text:style-name="Comment">[Her beskriver du både de <text:span text:style-name="T4">funksjonelle </text:span>kravene og de <text:span text:style-name="T4">ikke-funksjonelle kravene</text:span> til løsningen du skal utvikle.</text:p>
      <text:p text:style-name="Comment">Dersom det er gitt en kravspesifikasjon vil du kunne hente det meste av informasjon fra denne. Husk at du her IKKE skal beskrive noen av de valg du har gjort i prosjektet, eller det du konkret har utviklet i prosjektet.</text:p>
      <text:p text:style-name="Comment">Bruk her gjerne <text:span text:style-name="T4">UML-diagrammer</text:span> som <text:span text:style-name="T4">Use-Case</text:span>, <text:span text:style-name="T4">Aktivitetsdiagram</text:span> osv for å beskrive krav til funksjonalitet (NB! Uten å dra inn <text:span text:style-name="T4">hvordan</text:span> du/dere har løst det.).</text:p>
      <text:p text:style-name="Comment">Hvis en klassisk fossefalls-utviklingsprosess følges, er dette kapittelet et produkt av kravfasen. Hvis du har valgt en mer smidig modell som, f.eks. SCRUM, vil kravene vises gjennom prosjektet som for eksempel brukerhistoriene utviklet i gjennom sprintplanleggingsmøtene.</text:p>
      <text:p text:style-name="Comment">Når du senere skal skrive drøfting og konklusjon, må du henvise tilbake til dette kapittelet og svare på om løsningen du har levert svarer på kravspesifikasjonen].</text:p>
      <text:h text:style-name="P27" text:outline-level="1"><text:bookmark-start text:name="_Toc125984993"/>Teknisk Design<text:bookmark-end text:name="_Toc125984993"/></text:h>
      <text:p text:style-name="Comment">[Kapittelet om teknisk design beskriver det store bildet av valgt løsning. For et programvareutviklingsprosjekt vil dette vanligvis inneholde systemarkitekturen (klient-server, sky, databaser, tjenester, desktop-applikasjon osv.); både hvordan det ble løst, og, enda viktigere, hvorfor denne arkitektur ble valgt]</text:p>
      <text:h text:style-name="P27" text:outline-level="1"><text:bookmark-start text:name="_Toc125984994"/>Utviklingsprosess<text:bookmark-end text:name="_Toc125984994"/></text:h>
      <text:p text:style-name="Comment">[I dette kapittelet skal du beskrive prosessen som du fulgte. Den skal dekke prosessmodellen, hvorfor den ble valgt og hvordan den ble implementert, inkludert verktøy for prosjektledelse, dokumentasjon osv. Avhengig av hvordan du skriver de andre kapitlene i rapporten, kan det være gode grunner til å plassere dette kapitlet et annet sted i oppgaven.</text:p>
      <text:p text:style-name="Comment"><text:soft-page-break/>I en typisk mappe-oppgave der dere har jobbet gjennom flere stadier/deler av prosjektet, og fått tilbud om tilbakemelding, bør dette beskrives som en del av prosessen. NB! Ikke beskriv når- og hvor mange tilbakemeldinger dere fikk, men hva som var den opprinnelige rammen/planen.]</text:p>
      <text:h text:style-name="P27" text:outline-level="1"><text:bookmark-start text:name="_Toc125984995"/>Implementasjon<text:bookmark-end text:name="_Toc125984995"/></text:h>
      <text:p text:style-name="Comment">[Her beskriver du de tekniske detaljene til løsningen du har endt opp med. Hvilke verktøy ble brukt (programmeringsspråk, biblioteker, IDEer), hvilke eksterne biblioteker og rammeverk, APIer osv. </text:p>
      <text:p text:style-name="Comment">Vis med <text:span text:style-name="T4">klassediagrammer</text:span> hvordan klassene i løsningen din henger sammen. Bruk <text:span text:style-name="T4">aktivitetsdiagramm(er)</text:span> fro å beskrive logikken/flyten i løsningen din. Fint også om du kan vise hvordan objekter av klassene dine <text:span text:style-name="T4">samhandler</text:span> for å løse <text:span text:style-name="T4">de mest sentrale</text:span> oppgavene i løsningen, da i form av <text:span text:style-name="T4">sekvensdiagramm(er)</text:span>.</text:p>
      <text:p text:style-name="Comment">Klassene dine bør beskrives i forhold til hvilken rolle og ansvar de har, men det er ikke nødvendig å beskrive hver enkelt metode eller felt til klassen. De står uansett dokumentert i Javadoc’en din.]</text:p>
      <text:h text:style-name="P27" text:outline-level="1"><text:bookmark-start text:name="_Toc125984996"/>Testing<text:bookmark-end text:name="_Toc125984996"/></text:h>
      <text:p text:style-name="Comment">[Beskriv hvordan løsningen din har blitt testet, både i form av enhetstesting, men også brukertesting. Hvor mange brukere har testet løsningen? Hvordan ble brukertesting gjennomført? Vis også eventuelt resultatene fra brukertestingen her. (svar på spørreskjema el.l.)]</text:p>
      <text:h text:style-name="P27" text:outline-level="1"><text:bookmark-start text:name="_Toc125984997"/>Utrulling til sluttbruker (deployment)<text:bookmark-end text:name="_Toc125984997"/></text:h>
      <text:p text:style-name="Comment">[Her beskriver du hvordan programvaren din gjøres tilgjengelig for sluttbruker. Rulles den ut å en web-server? I så fall hvordan? Lages det en desktop-applikasjon som bruker kan dobbbeltklikke på for å starte? Osv.]</text:p>
      <text:h text:style-name="P27" text:outline-level="1"><text:bookmark-start text:name="_Toc125984998"/><text:bookmark-end text:name="_Ref125374869"/><text:bookmark-end text:name="_Ref125375184"/><text:bookmark-end text:name="_Ref125374860"/>Drøfting<text:bookmark-end text:name="_Toc125984998"/></text:h>
      <text:p text:style-name="Comment">[Her oppsummerer du/dere oppgaven. Hvor langt kom du/dere (resultat)? Hva fikk du/dere ikke gjort i forhold til oppgaveteksten? Hva var de store utfordringene/problemene du/dere møtte, etc.. </text:p>
      <text:p text:style-name="Comment">Spesielt viktig er det å drøfte din egen løsning i forhold til det du har lært om gode prinsipper for design av programvare (robust kode, kodestil, designprinsipper osv) som beskrevet i teori-kapittelet.</text:p>
      <text:p text:style-name="Comment">Her bør man også gjøre seg tanker rundt kvaliteten av det arbeidet som er nedlagt. </text:p>
      <text:p text:style-name="Comment">Er de kildene du/dere bruker pålitelige, er det sprik mellom forskjellige kilder (og i så fall hvorfor), er det andre forhold som kan være med å gjøre noen av de vurderinger og valg du/dere har gjort usikre?]</text:p>
      <text:h text:style-name="P27" text:outline-level="1"><text:bookmark-start text:name="_Toc125984999"/>Konklusjon - Erfaring<text:bookmark-end text:name="_Toc125984999"/></text:h>
      <text:p text:style-name="Comment">[Overbevisninger /erfaring som en er kommet fram til på grunnlag av det presenterte materialet.</text:p>
      <text:list xml:id="list168805246" text:style-name="WWNum15">
        <text:list-item>
          <text:p text:style-name="P19">Fikk du realisert hele problemstillingen fra kapittel «<text:bookmark-ref text:reference-format="number" text:ref-name="_Ref125975861">5</text:bookmark-ref> <text:bookmark-ref text:reference-format="text" text:ref-name="_Ref125975861">Kravspesifikasjon</text:bookmark-ref>»?</text:p>
        </text:list-item>
        <text:list-item>
          <text:p text:style-name="P19">Hva ville du ha gjort annerledes dersom du kunne begynn på nytt? </text:p>
        </text:list-item>
        <text:list-item>
          <text:p text:style-name="P19">Hva slags begrensninger kan en forvente når en bruker løsningen?</text:p>
        </text:list-item>
        <text:list-item>
          <text:p text:style-name="P19">Hva skal tas opp i fremtidige arbeid dersom du eller noen andre ville ha tatt utvikling videre?]</text:p>
        </text:list-item>
      </text:list>
      <text:h text:style-name="P27" text:outline-level="1"><text:bookmark-start text:name="_Ref125373727"/><text:bookmark-start text:name="_Ref125373734"/><text:bookmark-start text:name="_Ref125373740"/><text:bookmark-start text:name="_Toc125985000"/><text:bookmark-start text:name="_Ref125373716"/>R<text:bookmark-end text:name="_Ref125373727"/><text:bookmark-end text:name="_Ref125373734"/><text:bookmark-end text:name="_Ref125373740"/><text:bookmark-end text:name="_Ref125373716"/>eferanser<text:bookmark-end text:name="_Toc125985000"/></text:h>
      <text:p text:style-name="Comment">[Forfatter, årstall, tittel på bok eller artikkel, navn på tidsskrift eller forlag/utgiver, nr. eller dato for tidsskrift, sted som det vises til eller refereres fra i oppgaven.</text:p>
      <text:p text:style-name="Comment"><text:soft-page-break/>Konkret for programmeringsemner: Regner med at du/dere kommer til å måtte slå opp litt i læreboka, så den er en innlysende referanse. Dersom du/dere i tillegg benytter internett, så list URL’er til sidene du/dere har benyttet.]</text:p>
      <text:p text:style-name="Text_20_body"/>
      <text:list xml:id="list2410002706" text:style-name="WWNum12">
        <text:list-item>
          <text:p text:style-name="P28"><text:span text:style-name="T5">”Objects First With Java”, Sixth edition, av Barnes og Kölling. </text:span>ISBN ….</text:p>
        </text:list-item>
        <text:list-item>
          <text:p text:style-name="P28">http://.....</text:p>
        </text:list-item>
        <text:list-item>
          <text:p text:style-name="P28">Osv.</text:p>
        </text:list-item>
      </text:list>
      <text:p text:style-name="Text_20_body"/>
      <text:h text:style-name="P27" text:outline-level="1"><text:bookmark-start text:name="_Toc125985001"/>Vedlegg<text:bookmark-end text:name="_Toc125985001"/></text:h>
      <text:p text:style-name="Comment">[Materiell som er utarbeidet eller innsamlet i tilknytning til rapporten, men som det ikke er naturlig eller hensiktsmessig å ta inn i hoveddelen, som feks brukerveiledning, skal tas inn som vedlegg.</text:p>
      <text:p text:style-name="Comment">Vedleggene skal være nummererte og ha en overskrift.</text:p>
      <text:p text:style-name="Comment">Har du/dere ingen vedlegg, så droppes dette kapitte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ucida Grande" svg:font-family="'Lucida Grand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Verdana" fo:font-family="Verdana" style:font-family-generic="swiss" fo:language="nb" fo:country="NO" style:language-asian="nb" style:country-asian="N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Text_20_body" style:default-outline-level="1" style:class="text">
      <style:paragraph-properties fo:margin-left="0.76cm" fo:margin-right="0cm" fo:margin-top="0.635cm" fo:margin-bottom="0.212cm" style:contextual-spacing="false" fo:text-indent="-0.76cm" style:auto-text-indent="false" fo:keep-with-next="always"/>
      <style:text-properties fo:font-variant="small-cap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keep-with-next="always"/>
      <style:text-properties style:font-name="Arial" fo:font-family="Arial" style:font-family-generic="swis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swis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swis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swis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swis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fo:font-size="11pt" style:font-size-asian="11pt" style:font-name-complex="Arial1" style:font-family-complex="Arial" style:font-family-generic-complex="system" style:font-pitch-complex="variable" style:font-size-complex="11pt"/>
    </style:style>
    <style:style style:name="Tabellovsk" style:family="paragraph" style:parent-style-name="Standard">
      <style:paragraph-properties>
        <style:tab-stops>
          <style:tab-stop style:position="11.252cm"/>
        </style:tab-stops>
      </style:paragraph-properties>
      <style:text-properties fo:font-variant="small-caps"/>
    </style:style>
    <style:style style:name="Header_20_and_20_Footer" style:display-name="Header and Footer" style:family="paragraph" style:parent-style-name="Standard" style:class="extra"/>
    <style:style style:name="Header" style:family="paragraph" style:parent-style-name="Standard" style:next-style-name="Standard" style:class="extra">
      <style:paragraph-properties>
        <style:tab-stops>
          <style:tab-stop style:position="8.001cm" style:type="center"/>
          <style:tab-stop style:position="16.002cm" style:type="right"/>
        </style:tab-stops>
      </style:paragraph-properties>
      <style:text-properties fo:font-variant="small-caps" fo:font-size="20pt" style:font-size-asian="2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class="chapter">
      <style:paragraph-properties fo:margin-top="0.423cm" fo:margin-bottom="0.106cm" style:contextual-spacing="false" fo:text-align="center" style:justify-single-word="false"/>
      <style:text-propertie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class="index">
      <style:paragraph-properties>
        <style:tab-stops>
          <style:tab-stop style:position="0.706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06cm" fo:margin-right="0cm" fo:text-indent="0cm" style:auto-text-indent="false"/>
    </style:style>
    <style:style style:name="Comment" style:family="paragraph" style:parent-style-name="Text_20_body">
      <style:text-properties fo:color="#339966" loext:opacity="100%" fo:font-style="italic" style:font-style-asian="italic"/>
    </style:style>
    <style:style style:name="Definition" style:family="paragraph" style:parent-style-name="Standard">
      <style:paragraph-properties fo:margin-left="4.001cm" fo:margin-right="0cm" fo:text-indent="-4.001cm" style:auto-text-indent="false"/>
    </style:style>
    <style:style style:name="References" style:family="paragraph" style:parent-style-name="Text_20_body" style:list-style-name="WWNum12"/>
    <style:style style:name="Balloon_20_Text" style:display-name="Balloon Text" style:family="paragraph" style:parent-style-name="Standard" loext:linked-style-name="Balloon_20_Text_20_Char">
      <style:text-properties style:font-name="Lucida Grande" fo:font-family="'Lucida Grande'" style:font-family-generic="swiss" fo:font-size="9pt" style:font-size-asian="9pt" style:font-size-complex="9pt"/>
    </style:style>
    <style:style style:name="TabellTekst" style:family="paragraph" style:parent-style-name="Standard"/>
    <style:style style:name="TabellTittel" style:family="paragraph" style:parent-style-name="TabellTekst">
      <style:text-properties fo:font-weight="bold" style:font-weight-asian="bold"/>
    </style:style>
    <style:style style:name="List_20_Bullet_20_2" style:display-name="List Bullet 2" style:family="paragraph" style:parent-style-name="Standard" style:list-style-name="WWNum2">
      <style:paragraph-properties fo:margin-top="0cm" fo:margin-bottom="0cm" style:contextual-spacing="true"/>
    </style:style>
    <style:style style:name="Contents_20_2" style:display-name="Contents 2" style:family="paragraph" style:parent-style-name="Standard" style:next-style-name="Standard" style:auto-update="true" style:class="index">
      <style:paragraph-properties fo:margin-left="0.353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swiss" fo:font-size="9pt" fo:language="nb" fo:country="NO" style:font-size-asian="9pt" style:language-asian="nb" style:country-asian="NO" style:font-size-complex="9pt"/>
    </style:style>
    <style:style style:name="Body_20_Text_20_Char" style:display-name="Body Text Char" style:family="text" style:parent-style-name="Default_20_Paragraph_20_Font">
      <style:text-properties style:font-name="Verdana" fo:font-family="Verdana" style:font-family-generic="swiss" fo:language="nb" fo:country="NO" style:language-asian="nb" style:country-asian="NO"/>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1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1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1%]" style:num-prefix="[" style:num-suffix="]" style:num-format="1">
        <style:list-level-properties text:list-level-position-and-space-mode="label-alignment">
          <style:list-level-label-alignment text:label-followed-by="listtab" text:list-tab-stop-position="1.3cm" fo:text-indent="-1.3cm" fo:margin-left="1.3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5" style:family="table">
      <style:table-properties style:width="15.998cm" fo:margin-left="0cm" fo:margin-top="0cm" fo:margin-bottom="0cm" table:align="left" style:writing-mode="lr-tb"/>
    </style:style>
    <style:style style:name="Tabell5.A" style:family="table-column">
      <style:table-column-properties style:column-width="8.065cm"/>
    </style:style>
    <style:style style:name="Tabell5.B" style:family="table-column">
      <style:table-column-properties style:column-width="7.934cm"/>
    </style:style>
    <style:style style:name="Tabell5.1" style:family="table-row">
      <style:table-row-properties fo:keep-together="auto"/>
    </style:style>
    <style:style style:name="Tabell5.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5.B1" style:family="table-cell">
      <style:table-cell-properties fo:padding-left="0.123cm" fo:padding-right="0.123cm" fo:padding-top="0.101cm" fo:padding-bottom="0.101cm" fo:border-left="none" fo:border-right="none" fo:border-top="0.5pt solid #000000" fo:border-bottom="0.5pt solid #000000"/>
    </style:style>
    <style:style style:name="Tabell6" style:family="table">
      <style:table-properties style:width="15.998cm" fo:margin-left="0cm" fo:margin-top="0cm" fo:margin-bottom="0cm" table:align="left" style:writing-mode="lr-tb"/>
    </style:style>
    <style:style style:name="Tabell6.A" style:family="table-column">
      <style:table-column-properties style:column-width="7.248cm"/>
    </style:style>
    <style:style style:name="Tabell6.B" style:family="table-column">
      <style:table-column-properties style:column-width="4.695cm"/>
    </style:style>
    <style:style style:name="Tabell6.C" style:family="table-column">
      <style:table-column-properties style:column-width="4.055cm"/>
    </style:style>
    <style:style style:name="Tabell6.1" style:family="table-row">
      <style:table-row-properties fo:keep-together="auto"/>
    </style:style>
    <style:style style:name="Tabell6.A1" style:family="table-cell">
      <style:table-cell-properties fo:padding-left="0.123cm" fo:padding-right="0.123cm" fo:padding-top="0cm" fo:padding-bottom="0cm" fo:border-left="none" fo:border-right="none" fo:border-top="0.5pt solid #000000" fo:border-bottom="none"/>
    </style:style>
    <style:style style:name="Tabell7" style:family="table">
      <style:table-properties style:width="15.998cm" fo:margin-left="0cm" fo:margin-top="0cm" fo:margin-bottom="0cm" table:align="left" style:writing-mode="lr-tb"/>
    </style:style>
    <style:style style:name="Tabell7.A" style:family="table-column">
      <style:table-column-properties style:column-width="8.065cm"/>
    </style:style>
    <style:style style:name="Tabell7.B" style:family="table-column">
      <style:table-column-properties style:column-width="7.934cm"/>
    </style:style>
    <style:style style:name="Tabell7.1" style:family="table-row">
      <style:table-row-properties fo:keep-together="auto"/>
    </style:style>
    <style:style style:name="Tabell7.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7.B1" style:family="table-cell">
      <style:table-cell-properties fo:padding-left="0.123cm" fo:padding-right="0.123cm" fo:padding-top="0.101cm" fo:padding-bottom="0.101cm" fo:border-left="none" fo:border-right="none" fo:border-top="0.5pt solid #000000" fo:border-bottom="0.5pt solid #000000"/>
    </style:style>
    <style:style style:name="Tabell8" style:family="table">
      <style:table-properties style:width="15.998cm" fo:margin-left="0cm" fo:margin-top="0cm" fo:margin-bottom="0cm" table:align="left" style:writing-mode="lr-tb"/>
    </style:style>
    <style:style style:name="Tabell8.A" style:family="table-column">
      <style:table-column-properties style:column-width="7.26cm"/>
    </style:style>
    <style:style style:name="Tabell8.B" style:family="table-column">
      <style:table-column-properties style:column-width="4.678cm"/>
    </style:style>
    <style:style style:name="Tabell8.C" style:family="table-column">
      <style:table-column-properties style:column-width="4.06cm"/>
    </style:style>
    <style:style style:name="Tabell8.1" style:family="table-row">
      <style:table-row-properties fo:keep-together="auto"/>
    </style:style>
    <style:style style:name="Tabell8.A1" style:family="table-cell">
      <style:table-cell-properties fo:padding-left="0.123cm" fo:padding-right="0.123cm" fo:padding-top="0cm" fo:padding-bottom="0cm" fo:border-left="none" fo:border-right="none" fo:border-top="0.5pt solid #000000" fo:border-bottom="none"/>
    </style:style>
    <style:style style:name="Tabell11" style:family="table">
      <style:table-properties style:width="15.998cm" fo:margin-left="0cm" fo:margin-top="0cm" fo:margin-bottom="0cm" table:align="left" style:writing-mode="lr-tb"/>
    </style:style>
    <style:style style:name="Tabell11.A" style:family="table-column">
      <style:table-column-properties style:column-width="8.065cm"/>
    </style:style>
    <style:style style:name="Tabell11.B" style:family="table-column">
      <style:table-column-properties style:column-width="7.934cm"/>
    </style:style>
    <style:style style:name="Tabell11.1" style:family="table-row">
      <style:table-row-properties fo:keep-together="auto"/>
    </style:style>
    <style:style style:name="Tabell11.A1" style:family="table-cell">
      <style:table-cell-properties style:vertical-align="middle" fo:padding-left="0.123cm" fo:padding-right="0.123cm" fo:padding-top="0.101cm" fo:padding-bottom="0.101cm" fo:border-left="none" fo:border-right="none" fo:border-top="0.5pt solid #000000" fo:border-bottom="0.5pt solid #000000"/>
    </style:style>
    <style:style style:name="Tabell11.B1" style:family="table-cell">
      <style:table-cell-properties fo:padding-left="0.123cm" fo:padding-right="0.123cm" fo:padding-top="0.101cm" fo:padding-bottom="0.101cm" fo:border-left="none" fo:border-right="none" fo:border-top="0.5pt solid #000000" fo:border-bottom="0.5pt solid #000000"/>
    </style:style>
    <style:style style:name="Tabell10" style:family="table">
      <style:table-properties style:width="15.998cm" fo:margin-left="0cm" fo:margin-top="0cm" fo:margin-bottom="0cm" table:align="left" style:writing-mode="lr-tb"/>
    </style:style>
    <style:style style:name="Tabell10.A" style:family="table-column">
      <style:table-column-properties style:column-width="7.257cm"/>
    </style:style>
    <style:style style:name="Tabell10.B" style:family="table-column">
      <style:table-column-properties style:column-width="4.683cm"/>
    </style:style>
    <style:style style:name="Tabell10.C" style:family="table-column">
      <style:table-column-properties style:column-width="4.059cm"/>
    </style:style>
    <style:style style:name="Tabell10.1" style:family="table-row">
      <style:table-row-properties fo:keep-together="auto"/>
    </style:style>
    <style:style style:name="Tabell10.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orphans="0" fo:widows="0"/>
    </style:style>
    <style:style style:name="MP2" style:family="paragraph" style:parent-style-name="Standard">
      <style:paragraph-properties fo:text-align="end" style:justify-single-word="false" fo:orphans="0" fo:widows="0"/>
    </style:style>
    <style:style style:name="MP3" style:family="paragraph" style:parent-style-name="Footer">
      <style:paragraph-properties fo:orphans="0" fo:widows="0"/>
      <style:text-properties fo:font-size="8pt" style:font-size-asian="8pt"/>
    </style:style>
    <style:style style:name="MP4" style:family="paragraph" style:parent-style-name="Footer">
      <style:paragraph-properties fo:orphans="0" fo:widows="0"/>
      <style:text-properties fo:font-size="8pt" fo:language="de" fo:country="DE" style:font-size-asian="8pt"/>
    </style:style>
    <style:style style:name="MP5" style:family="paragraph" style:parent-style-name="Footer">
      <style:paragraph-properties fo:text-align="end" style:justify-single-word="false" fo:orphans="0" fo:widows="0"/>
      <style:text-properties fo:font-size="8pt" fo:language="de" fo:country="DE" style:font-size-asian="8pt"/>
    </style:style>
    <style:style style:name="MP6" style:family="paragraph" style:parent-style-name="Footer">
      <style:text-properties fo:font-size="8pt" fo:language="de" fo:country="DE" style:font-size-asian="8pt"/>
    </style:style>
    <style:style style:name="MP7" style:family="paragraph" style:parent-style-name="Footer">
      <style:paragraph-properties fo:orphans="0" fo:widows="0"/>
    </style:style>
    <style:style style:name="MT1" style:family="text">
      <style:text-properties fo:font-size="8pt" fo:language="de" fo:country="DE" style:font-size-asian="8pt"/>
    </style:style>
    <style:style style:name="MT2"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0.80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7cm" fo:margin-left="0cm" fo:margin-right="0cm" fo:margin-top="1.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5" table:style-name="Tabell5">
          <table:table-column table:style-name="Tabell5.A"/>
          <table:table-column table:style-name="Tabell5.B"/>
          <table:table-row table:style-name="Tabell5.1">
            <table:table-cell table:style-name="Tabell5.A1" office:value-type="string">
              <text:p text:style-name="MP1">Studentrapport</text:p>
            </table:table-cell>
            <table:table-cell table:style-name="Tabell5.B1" office:value-type="string">
              <text:p text:style-name="MP2"><draw:frame draw:style-name="Mfr1" draw:name="Bilde 20" text:anchor-type="char" svg:x="3.56cm" svg:y="0.016cm" svg:width="4.551cm" svg:height="0.847cm" draw:z-index="5"><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ell6" table:style-name="Tabell6">
          <table:table-column table:style-name="Tabell6.A"/>
          <table:table-column table:style-name="Tabell6.B"/>
          <table:table-column table:style-name="Tabell6.C"/>
          <table:table-row table:style-name="Tabell6.1">
            <table:table-cell table:style-name="Tabell6.A1" office:value-type="string">
              <text:p text:style-name="MP3"/>
            </table:table-cell>
            <table:table-cell table:style-name="Tabell6.A1" office:value-type="string">
              <text:p text:style-name="MP4">INNHOLD</text:p>
            </table:table-cell>
            <table:table-cell table:style-name="Tabell6.A1" office:value-type="string">
              <text:p text:style-name="MP5"/>
            </table:table-cell>
          </table:table-row>
        </table:table>
        <text:p text:style-name="MP6"/>
      </style:footer>
    </style:master-page>
    <style:master-page style:name="First_20_Page" style:display-name="First Page" style:page-layout-name="Mpm1" draw:style-name="Mdp1" style:next-style-name="Standard">
      <style:header>
        <table:table table:name="Tabell7" table:style-name="Tabell7">
          <table:table-column table:style-name="Tabell7.A"/>
          <table:table-column table:style-name="Tabell7.B"/>
          <table:table-row table:style-name="Tabell7.1">
            <table:table-cell table:style-name="Tabell7.A1" office:value-type="string">
              <text:p text:style-name="MP1">Studentrapport</text:p>
            </table:table-cell>
            <table:table-cell table:style-name="Tabell7.B1" office:value-type="string">
              <text:p text:style-name="MP2"><draw:frame draw:style-name="Mfr1" draw:name="Bilde2" text:anchor-type="char" svg:x="3.166cm" svg:y="0.014cm" svg:width="4.551cm" svg:height="0.847cm" draw:z-index="0"><draw:image xlink:href="Pictures/1000000000000219000000648FFA0974997D9775.png" xlink:type="simple" xlink:show="embed" xlink:actuate="onLoad" draw:mime-type="image/png"/><svg:desc>Description: Logofargerliten</svg:desc></draw:frame></text:p>
            </table:table-cell>
          </table:table-row>
        </table:table>
        <text:p text:style-name="Header"/>
      </style:header>
      <style:footer>
        <table:table table:name="Tabell8" table:style-name="Tabell8">
          <table:table-column table:style-name="Tabell8.A"/>
          <table:table-column table:style-name="Tabell8.B"/>
          <table:table-column table:style-name="Tabell8.C"/>
          <table:table-row table:style-name="Tabell8.1">
            <table:table-cell table:style-name="Tabell8.A1" office:value-type="string">
              <text:p text:style-name="MP3"/>
            </table:table-cell>
            <table:table-cell table:style-name="Tabell8.A1" office:value-type="string">
              <text:p text:style-name="MP4"/>
            </table:table-cell>
            <table:table-cell table:style-name="Tabell8.A1" office:value-type="string">
              <text:p text:style-name="MP5"/>
            </table:table-cell>
          </table:table-row>
        </table:table>
        <text:p text:style-name="Footer"/>
      </style:footer>
    </style:master-page>
    <style:master-page style:name="Converted1" style:page-layout-name="Mpm1" draw:style-name="Mdp1">
      <style:header>
        <table:table table:name="Tabell11" table:style-name="Tabell11">
          <table:table-column table:style-name="Tabell11.A"/>
          <table:table-column table:style-name="Tabell11.B"/>
          <table:table-row table:style-name="Tabell11.1">
            <table:table-cell table:style-name="Tabell11.A1" office:value-type="string">
              <text:p text:style-name="MP1">Studentrapport</text:p>
            </table:table-cell>
            <table:table-cell table:style-name="Tabell11.B1" office:value-type="string">
              <text:p text:style-name="MP2"><draw:frame draw:style-name="Mfr1" draw:name="Bilde1" text:anchor-type="char" svg:x="3.56cm" svg:y="0.016cm" svg:width="4.551cm" svg:height="0.847cm" draw:z-index="4"><draw:image xlink:href="Pictures/1000000000000219000000648FFA0974997D9775.png" xlink:type="simple" xlink:show="embed" xlink:actuate="onLoad" draw:mime-type="image/png"/><svg:desc>Description: Logofargerliten</svg:desc></draw:frame></text:p>
            </table:table-cell>
          </table:table-row>
        </table:table>
        <text:p text:style-name="Standard"/>
      </style:header>
      <style:footer>
        <table:table table:name="Tabell10" table:style-name="Tabell10">
          <table:table-column table:style-name="Tabell10.A"/>
          <table:table-column table:style-name="Tabell10.B"/>
          <table:table-column table:style-name="Tabell10.C"/>
          <table:table-row table:style-name="Tabell10.1">
            <table:table-cell table:style-name="Tabell10.A1" office:value-type="string">
              <text:p text:style-name="MP3"/>
            </table:table-cell>
            <table:table-cell table:style-name="Tabell10.A1" office:value-type="string">
              <text:p text:style-name="MP7"><text:span text:style-name="MT1">Side </text:span><text:span text:style-name="page_20_number"><text:page-number text:select-page="current">4</text:page-number></text:span></text:p>
            </table:table-cell>
            <table:table-cell table:style-name="Tabell10.A1" office:value-type="string">
              <text:p text:style-name="MP5"/>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udentoppgave forside</dc:title>
    <meta:editing-cycles>4</meta:editing-cycles>
    <meta:print-date>2016-01-27T06:04:00</meta:print-date>
    <meta:creation-date>2023-02-03T14:23:32.742424643</meta:creation-date>
    <dc:date>2023-02-24T15:51:47.829337693</dc:date>
    <meta:editing-duration>PT1H49M25S</meta:editing-duration>
    <meta:generator>LibreOffice/7.3.7.2$Linux_X86_64 LibreOffice_project/30$Build-2</meta:generator>
    <meta:document-statistic meta:table-count="11" meta:image-count="3" meta:object-count="0" meta:page-count="6" meta:paragraph-count="137" meta:word-count="1554" meta:character-count="10000" meta:non-whitespace-character-count="8601"/>
    <meta:user-defined meta:name="AppVersion">16.0000</meta:user-defined>
    <meta:user-defined meta:name="Company">Høgskolen i Ålesund</meta:user-defined>
    <meta:template xlink:type="simple" xlink:actuate="onRequest" xlink:title="Rapportmal.dotx" xlink:href=""/>
  </office:meta>
</office:document-meta>
</file>